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9ae0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0f4542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1e746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02e0d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ault">
      <style:paragraph-properties fo:margin-top="0cm" fo:margin-bottom="0cm" loext:contextual-spacing="false"/>
      <style:text-properties fo:font-size="10pt" officeooo:rsid="00397dae" officeooo:paragraph-rsid="000f4542" style:font-size-asian="10pt" style:font-size-complex="10pt"/>
    </style:style>
    <style:style style:name="P19" style:family="paragraph" style:parent-style-name="Default">
      <style:paragraph-properties fo:margin-top="0cm" fo:margin-bottom="0cm" loext:contextual-spacing="false"/>
      <style:text-properties fo:font-size="10pt" officeooo:paragraph-rsid="001e7467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1e746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font-size="10pt" officeooo:paragraph-rsid="000f4542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paragraph-rsid="001e7467" style:font-size-asian="10pt" style:font-size-complex="10pt"/>
    </style:style>
    <style:style style:name="P24" style:family="paragraph" style:parent-style-name="Standard">
      <style:text-properties fo:font-size="10pt" officeooo:paragraph-rsid="001e7467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1e7467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1e746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1e7467" style:font-size-asian="10pt" style:font-weight-asian="normal" style:font-size-complex="10pt" style:font-weight-complex="normal"/>
    </style:style>
    <style:style style:name="P31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2333a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Default">
      <style:paragraph-properties fo:margin-top="0cm" fo:margin-bottom="0cm" loext:contextual-spacing="false"/>
      <style:text-properties fo:font-size="10pt" officeooo:paragraph-rsid="000f4542" style:font-size-asian="10pt" style:font-size-complex="10pt"/>
    </style:style>
    <style:style style:name="P39" style:family="paragraph" style:parent-style-name="Default">
      <style:paragraph-properties fo:margin-top="0cm" fo:margin-bottom="0cm" loext:contextual-spacing="false"/>
      <style:text-properties fo:font-size="10pt" officeooo:paragraph-rsid="002229da" style:font-size-asian="10pt" style:font-size-complex="10pt"/>
    </style:style>
    <style:style style:name="P40" style:family="paragraph" style:parent-style-name="Default">
      <style:paragraph-properties fo:margin-top="0cm" fo:margin-bottom="0cm" loext:contextual-spacing="false"/>
      <style:text-properties fo:font-size="10pt" officeooo:rsid="00397dae" officeooo:paragraph-rsid="002333ad" style:font-size-asian="10pt" style:font-size-complex="10pt"/>
    </style:style>
    <style:style style:name="P41" style:family="paragraph" style:parent-style-name="Default">
      <style:paragraph-properties fo:margin-top="0cm" fo:margin-bottom="0cm" loext:contextual-spacing="false"/>
      <style:text-properties fo:font-size="10pt" officeooo:paragraph-rsid="002333ad" style:font-size-asian="10pt" style:font-size-complex="10pt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81415" officeooo:paragraph-rsid="001e74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ecf0f" officeooo:paragraph-rsid="001ecf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ecf0f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officeooo:paragraph-rsid="00181415"/>
    </style:style>
    <style:style style:name="P46" style:family="paragraph" style:parent-style-name="Standard">
      <style:paragraph-properties fo:text-align="center" style:justify-single-word="false"/>
      <style:text-properties officeooo:paragraph-rsid="002333ad"/>
    </style:style>
    <style:style style:name="P47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2333a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2333a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2333ad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officeooo:paragraph-rsid="002333ad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16185c" style:font-weight-asian="bold" style:font-weight-complex="bold"/>
    </style:style>
    <style:style style:name="T3" style:family="text">
      <style:text-properties fo:color="#000000" style:font-name="Comic Sans MS" fo:font-weight="bold" officeooo:rsid="000137c6" style:font-weight-asian="bold" style:font-weight-complex="bold"/>
    </style:style>
    <style:style style:name="T4" style:family="text">
      <style:text-properties fo:color="#000000" style:font-name="Comic Sans MS" fo:font-weight="bold" officeooo:rsid="001aeb51" style:font-weight-asian="bold" style:font-weight-complex="bold"/>
    </style:style>
    <style:style style:name="T5" style:family="text">
      <style:text-properties fo:color="#000000" style:font-name="Comic Sans MS" fo:font-size="10pt" fo:font-weight="bold" officeooo:rsid="001153c4" style:font-size-asian="10pt" style:font-weight-asian="bold" style:font-size-complex="10pt" style:font-weight-complex="bold"/>
    </style:style>
    <style:style style:name="T6" style:family="text">
      <style:text-properties fo:color="#000000" style:font-name="Comic Sans MS" fo:font-size="10pt" fo:font-weight="bold" officeooo:rsid="001ecf0f" style:font-size-asian="10pt" style:font-weight-asian="bold" style:font-size-complex="10pt" style:font-weight-complex="bold"/>
    </style:style>
    <style:style style:name="T7" style:family="text">
      <style:text-properties fo:color="#000000" style:font-name="Comic Sans MS" fo:font-size="10pt" fo:font-weight="bold" officeooo:rsid="000137c6" style:font-size-asian="10pt" style:font-weight-asian="bold" style:font-size-complex="10pt" style:font-weight-complex="bold"/>
    </style:style>
    <style:style style:name="T8" style:family="text">
      <style:text-properties fo:color="#000000" style:font-name="Comic Sans MS" fo:font-size="10pt" fo:font-weight="bold" officeooo:rsid="001aeb51" style:font-size-asian="10pt" style:font-weight-asian="bold" style:font-size-complex="10pt" style:font-weight-complex="bold"/>
    </style:style>
    <style:style style:name="T9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11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12" style:family="text">
      <style:text-properties style:font-name="Comic Sans MS" fo:font-style="normal" style:text-underline-style="none" fo:font-weight="normal" officeooo:rsid="001984bc" style:font-style-asian="normal" style:font-weight-asian="normal" style:font-style-complex="normal" style:font-weight-complex="normal"/>
    </style:style>
    <style:style style:name="T13" style:family="text">
      <style:text-properties style:font-name="Comic Sans MS" fo:font-style="normal" style:text-underline-style="none" fo:font-weight="normal" officeooo:rsid="0019ae09" style:font-style-asian="normal" style:font-weight-asian="normal" style:font-style-complex="normal" style:font-weight-complex="normal"/>
    </style:style>
    <style:style style:name="T14" style:family="text">
      <style:text-properties style:font-name="Comic Sans MS" fo:font-style="normal" style:text-underline-style="none" fo:font-weight="normal" officeooo:rsid="001c88ba" style:font-style-asian="normal" style:font-weight-asian="normal" style:font-style-complex="normal" style:font-weight-complex="normal"/>
    </style:style>
    <style:style style:name="T15" style:family="text">
      <style:text-properties style:font-name="Comic Sans MS" fo:font-style="normal" style:text-underline-style="none" fo:font-weight="normal" officeooo:rsid="002229da" style:font-style-asian="normal" style:font-weight-asian="normal" style:font-style-complex="normal" style:font-weight-complex="normal"/>
    </style:style>
    <style:style style:name="T16" style:family="text">
      <style:text-properties style:font-name="Comic Sans MS" fo:font-style="normal" style:text-underline-style="none" fo:font-weight="normal" officeooo:rsid="002333ad" style:font-style-asian="normal" style:font-weight-asian="normal" style:font-style-complex="normal" style:font-weight-complex="normal"/>
    </style:style>
    <style:style style:name="T17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9a4c6"/>
    </style:style>
    <style:style style:name="T21" style:family="text">
      <style:text-properties officeooo:rsid="000fe73e"/>
    </style:style>
    <style:style style:name="T22" style:family="text">
      <style:text-properties officeooo:rsid="0010459e"/>
    </style:style>
    <style:style style:name="T23" style:family="text">
      <style:text-properties officeooo:rsid="00117705"/>
    </style:style>
    <style:style style:name="T24" style:family="text">
      <style:text-properties officeooo:rsid="001877b9"/>
    </style:style>
    <style:style style:name="T25" style:family="text">
      <style:text-properties officeooo:rsid="001ecf0f"/>
    </style:style>
    <style:style style:name="T26" style:family="text">
      <style:text-properties officeooo:rsid="002b4d09"/>
    </style:style>
    <style:style style:name="T27" style:family="text">
      <style:text-properties officeooo:rsid="002045fa"/>
    </style:style>
    <style:style style:name="T28" style:family="text">
      <style:text-properties officeooo:rsid="00210139"/>
    </style:style>
    <style:style style:name="T29" style:family="text">
      <style:text-properties officeooo:rsid="00222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5"><text:span text:style-name="T5">Ch </text:span><text:span text:style-name="T6">8</text:span><text:span text:style-name="T5">: </text:span><text:span text:style-name="T6">Fonction logarithme décimal</text:span><text:span text:style-name="T7">: </text:span><text:span text:style-name="T8">exercices</text:span></text:p>
          </table:table-cell>
        </table:table-row>
      </table:table>
      <text:p text:style-name="P25"/>
      <text:p text:style-name="P27"/>
      <text:p text:style-name="P29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2329722601" text:style-name="L1">
              <text:list-item>
                <text:p text:style-name="P43">Définir le logarithme décimal d’un réel strictement positif</text:p>
              </text:list-item>
              <text:list-item>
                <text:p text:style-name="P43">Connaître et savoir utiliser le sens de variation de la fonction log et ses propriétés algébriques</text:p>
              </text:list-item>
              <text:list-item>
                <text:p text:style-name="P43">Utiliser le logarithme décimal pour résoudre des équations et inéquations</text:p>
              </text:list-item>
            </text:list>
          </table:table-cell>
        </table:table-row>
      </table:table>
      <text:p text:style-name="P3"/>
      <text:p text:style-name="P20"/>
      <text:p text:style-name="P5"><text:span text:style-name="T19">A traiter obligatoirement :</text:span> </text:p>
      <text:p text:style-name="P31">I) <text:span text:style-name="T25">ex 2 (a et c), 3 (a et c), 4 (a et c), 5, 7 et 8 p 83</text:span></text:p>
      <text:p text:style-name="P31"><text:span text:style-name="T26">II) </text:span><text:span text:style-name="T25">ex 25, 26, 29, 34, 36 p 84, ex 55 et 58 p 86, ex 9 (a et c), 10 (b et d), 13 (a et d), 16 (a et d) p 83</text:span></text:p>
      <text:p text:style-name="P31"><text:s text:c="6"/><text:span text:style-name="T27">ex 40, 41 et 42 (b et d) p 85, ex 59 et 61 p 86</text:span></text:p>
      <text:p text:style-name="P9">III) <text:s/><text:span text:style-name="T27">ex 20, 22 (a et d) et 23 (a et b) </text:span><text:span text:style-name="T28">p 83</text:span><text:span text:style-name="T27">, </text:span><text:span text:style-name="T28">ex 46, 49 et 53 p 85, ex 71 p 88</text:span></text:p>
      <text:p text:style-name="P5"/>
      <text:p text:style-name="P11">Pour encore s’exercer :</text:p>
      <text:p text:style-name="P13"><text:span text:style-name="T20">Si j’ai eu des difficultés au </text:span>I : <text:span text:style-name="T29">finir les ex 2 à 4 et faire l’ex 6 p 83</text:span></text:p>
      <text:p text:style-name="P38"><text:span text:style-name="T10">Si j’ai eu des difficultés au </text:span><text:span text:style-name="T11">II : </text:span><text:span text:style-name="T15">ex 27 (a et c) et 28 (a et d), ex 33 p 84, ex 56 p 86, finir les ex 9, 10, 13 et 16 p 83, ex39 et fin du 42 p 85</text:span></text:p>
      <text:p text:style-name="P39"><text:span text:style-name="T10">Si j’ai eu des difficultés au </text:span><text:span text:style-name="T11">II</text:span><text:span text:style-name="T15">I</text:span><text:span text:style-name="T11"> :</text:span><text:span text:style-name="T15">finir les ex 22 et 23, et faire le 21 p 83, 54 p 85, </text:span><text:span text:style-name="T16">ex 74 p 89</text:span></text:p>
      <text:p text:style-name="P15"/>
      <text:p text:style-name="P18"><text:span text:style-name="T18">V</text:span><text:span text:style-name="T17">ers le bac</text:span><text:span text:style-name="T9"> : </text:span><text:span text:style-name="T13">ex </text:span><text:span text:style-name="T15">108 p 95</text:span></text:p>
      <text:p text:style-name="P17"/>
      <text:p text:style-name="P17"/>
      <text:p text:style-name="P5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6"><text:span text:style-name="T5">Ch </text:span><text:span text:style-name="T6">8</text:span><text:span text:style-name="T5">: </text:span><text:span text:style-name="T6">Fonction logarithme décimal</text:span><text:span text:style-name="T7">: </text:span><text:span text:style-name="T8">exercices</text:span></text:p>
          </table:table-cell>
        </table:table-row>
      </table:table>
      <text:p text:style-name="P47"/>
      <text:p text:style-name="P48"/>
      <text:p text:style-name="P49">A l’issue de ce travail je dois être capable de :</text:p>
      <text:p text:style-name="P52"/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171738281026988" text:continue-numbering="true" text:style-name="L1">
              <text:list-item>
                <text:p text:style-name="P44">Définir le logarithme décimal d’un réel strictement positif</text:p>
              </text:list-item>
              <text:list-item>
                <text:p text:style-name="P44">Connaître et savoir utiliser le sens de variation de la fonction log et ses propriétés algébriques</text:p>
              </text:list-item>
              <text:list-item>
                <text:p text:style-name="P44">Utiliser le logarithme décimal pour résoudre des équations et inéquations</text:p>
              </text:list-item>
            </text:list>
          </table:table-cell>
        </table:table-row>
      </table:table>
      <text:p text:style-name="P53"/>
      <text:p text:style-name="P51"/>
      <text:p text:style-name="P33"><text:span text:style-name="T19">A traiter obligatoirement :</text:span> </text:p>
      <text:p text:style-name="P32">I) <text:span text:style-name="T25">ex 2 (a et c), 3 (a et c), 4 (a et c), 5, 7 et 8 p 83</text:span></text:p>
      <text:p text:style-name="P32"><text:span text:style-name="T26">II) </text:span><text:span text:style-name="T25">ex 25, 26, 29, 34, 36 p 84, ex 55 et 58 p 86, ex 9 (a et c), 10 (b et d), 13 (a et d), 16 (a et d) p 83</text:span></text:p>
      <text:p text:style-name="P32"><text:s text:c="6"/><text:span text:style-name="T27">ex 40, 41 et 42 (b et d) p 85, ex 59 et 61 p 86</text:span></text:p>
      <text:p text:style-name="P34">III) <text:s/><text:span text:style-name="T27">ex 20, 22 (a et d) et 23 (a et b) </text:span><text:span text:style-name="T28">p 83</text:span><text:span text:style-name="T27">, </text:span><text:span text:style-name="T28">ex 46, 49 et 53 p 85, ex 71 p 88</text:span></text:p>
      <text:p text:style-name="P33"/>
      <text:p text:style-name="P37">Pour encore s’exercer :</text:p>
      <text:p text:style-name="P35"><text:span text:style-name="T20">Si j’ai eu des difficultés au </text:span>I : <text:span text:style-name="T29">finir les ex 2 à 4 et faire l’ex 6 p 83</text:span></text:p>
      <text:p text:style-name="P41"><text:span text:style-name="T10">Si j’ai eu des difficultés au </text:span><text:span text:style-name="T11">II : </text:span><text:span text:style-name="T15">ex 27 (a et c) et 28 (a et d), ex 33 p 84, ex 56 p 86, finir les ex 9, 10, 13 et 16 p 83, ex39 et fin du 42 p 85</text:span></text:p>
      <text:p text:style-name="P41"><text:span text:style-name="T10">Si j’ai eu des difficultés au </text:span><text:span text:style-name="T11">II</text:span><text:span text:style-name="T15">I</text:span><text:span text:style-name="T11"> :</text:span><text:span text:style-name="T15">finir les ex 22 et 23, et faire le 21 p 83, 54 p 85, </text:span><text:span text:style-name="T16">ex 74 p 89</text:span></text:p>
      <text:p text:style-name="P36"/>
      <text:p text:style-name="P40"><text:span text:style-name="T18">V</text:span><text:span text:style-name="T17">ers le bac</text:span><text:span text:style-name="T9"> : </text:span><text:span text:style-name="T13">ex </text:span><text:span text:style-name="T15">108 p 9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9:22:05.833000000</meta:creation-date>
    <dc:date>2020-11-21T17:17:37.237000000</dc:date>
    <meta:editing-duration>PT1H8M28S</meta:editing-duration>
    <meta:editing-cycles>15</meta:editing-cycles>
    <meta:generator>LibreOffice/6.4.2.2$Windows_X86_64 LibreOffice_project/4e471d8c02c9c90f512f7f9ead8875b57fcb1ec3</meta:generator>
    <meta:document-statistic meta:table-count="4" meta:image-count="0" meta:object-count="0" meta:page-count="1" meta:paragraph-count="30" meta:word-count="508" meta:character-count="2028" meta:non-whitespace-character-count="1540"/>
  </office:meta>
</office:document-meta>
</file>